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064cm"/>
    </style:style>
    <style:style style:name="co2" style:family="table-column">
      <style:table-column-properties fo:break-before="auto" style:column-width="3.517cm"/>
    </style:style>
    <style:style style:name="co3" style:family="table-column">
      <style:table-column-properties fo:break-before="auto" style:column-width="7.44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5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 fo:border="0.06pt solid #2a6099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ackground-color="#eeeeee" style:text-align-source="fix" style:repeat-content="false" fo:border="0.06pt solid #2a6099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06pt solid #2a6099"/>
      <style:paragraph-properties fo:text-align="center" fo:margin-left="0cm"/>
    </style:style>
    <style:style style:name="ce8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fo:border="0.06pt solid #2a6099"/>
      <style:paragraph-properties fo:text-align="center" fo:margin-left="0cm"/>
    </style:style>
    <style:style style:name="ce10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</style:style>
    <style:style style:name="ce11" style:family="table-cell" style:parent-style-name="Default">
      <style:table-cell-properties fo:background-color="#77bc65" style:text-align-source="fix" style:repeat-content="false" fo:border="0.06pt solid #2a6099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1019" table:default-cell-style-name="ce3"/>
        <table:table-row table:style-name="ro1">
          <table:table-cell table:style-name="ce4" office:value-type="string" calcext:value-type="string">
            <text:p>Obra</text:p>
          </table:table-cell>
          <table:table-cell table:style-name="ce4" office:value-type="string" calcext:value-type="string">
            <text:p>Autor</text:p>
          </table:table-cell>
          <table:table-cell table:style-name="ce4" office:value-type="string" calcext:value-type="string">
            <text:p>Comentários</text:p>
          </table:table-cell>
          <table:table-cell table:style-name="ce4" office:value-type="string" calcext:value-type="string">
            <text:p>Disp.</text:p>
          </table:table-cell>
          <table:table-cell table:style-name="ce4" office:value-type="string" calcext:value-type="string">
            <text:p>Formato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oadmaps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6 vídeos curtos, de ~15minutos cada + lista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links</text:p>
          </table:table-cell>
          <table:table-cell table:number-columns-repeated="1019"/>
        </table:table-row>
        <table:table-row-group table:display="false">
          <table:table-row table:style-name="ro2" table:visibility="collapse">
            <table:table-cell table:style-name="ce6" office:value-type="string" calcext:value-type="string">
              <text:p>Java Roadmap for Beginners 2022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23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LnFuK6xNe7c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Full Stack Java Developer Roadmap for Beginners 2022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6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elgtrqylT6M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Java Developer Road Map - Learning Path for Java Developer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6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8G9h3XjffzU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How to Become a Full Stack Java Developer - Learning Path for Full Stack Java Developer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2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L4sOI8ffsqs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Top Skills to Become a Full-Stack Java Developer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5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q8B1PqADPfM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How to Learn Spring Boot Step by Step - Spring Boot Learning Path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3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nZFe5ITz11I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Learning Paths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7 vídeos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playlist?list=PLGRDMO4rOGcOirWnWTOyBWguwxgeXlxYo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5" office:value-type="string" calcext:value-type="string">
            <text:p>Angular, Spring e Heroku</text:p>
          </table:table-cell>
          <table:table-cell table:style-name="ce5" office:value-type="string" calcext:value-type="string">
            <text:p>Java Guides</text:p>
          </table:table-cell>
          <table:table-cell table:style-name="ce5" office:value-type="string" calcext:value-type="string">
            <text:p>27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links</text:p>
          </table:table-cell>
          <table:table-cell table:number-columns-repeated="1019"/>
        </table:table-row>
        <table:table-row-group table:display="false">
          <table:table-row table:style-name="ro2" table:visibility="collapse">
            <table:table-cell table:style-name="ce6" office:value-type="string" calcext:value-type="string">
              <text:p>Angular + Spring Boot CRUD Full Stack Application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26 vídeos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playlist?list=PLGRDMO4rOGcNzi3CpBWsCdQSzbjdWWy-f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Create and Deploy Angular Application to Heroku - Step by Step Guide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7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HWBSSC7Vbg0&amp;list=PLGRDMO4rOGcPt1zTgO6RU5a78YbhwhYFX&amp;index=6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8" office:value-type="string" calcext:value-type="string">
            <text:p>Spring Boot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5 cursos, +20h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links</text:p>
          </table:table-cell>
          <table:table-cell table:number-columns-repeated="1019"/>
        </table:table-row>
        <table:table-row-group table:display="false">
          <table:table-row table:style-name="ro2" table:visibility="collapse">
            <table:table-cell table:style-name="ce6" office:value-type="string" calcext:value-type="string">
              <text:p>Spring Boot Tutorial - Learn Spring Boot in 10 Hours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9h43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_thI-4AF7M8&amp;list=PLGRDMO4rOGcNMEBEzfUHnrEWp9mjOtRyN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Spring Boot Tutorial | Full Course [New]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5h10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slTUtTSwRKU&amp;list=PLGRDMO4rOGcNMEBEzfUHnrEWp9mjOtRyN&amp;index=6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Spring Boot Restful Web Services Tutorial | Full Course ✅ | REST API | Spring Boot for Beginners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2h25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th3uIP7D8nk&amp;list=PLGRDMO4rOGcNMEBEzfUHnrEWp9mjOtRyN&amp;index=7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Java Collections Framework | Full Course ✅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3h25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GdAon80-0KA&amp;list=PLGRDMO4rOGcNMEBEzfUHnrEWp9mjOtRyN&amp;index=8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Spring Boot Hibernate MySQL CRUD REST API Tutorial | Controller, Service and DAO Layer | Full Course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h27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4Ico2HjRTCE&amp;list=PLGRDMO4rOGcNMEBEzfUHnrEWp9mjOtRyN&amp;index=9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Spring MVC Tutorial with Spring Boot | Full Course ✅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1h51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Ku3gsv7_bCc&amp;list=PLGRDMO4rOGcNMEBEzfUHnrEWp9mjOtRyN&amp;index=11" xlink:type="simple">link</text:a></text:p>
          </table:table-cell>
          <table:table-cell table:number-columns-repeated="1019"/>
        </table:table-row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10" office:value-type="string" calcext:value-type="string">
            <text:p>Validation in Spring Boot | Hibernate Validator | Crash Course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31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0jJsrD6SmUw&amp;list=PLGRDMO4rOGcNMEBEzfUHnrEWp9mjOtRyN&amp;index=12" xlink:type="simple">link</text:a></text:p>
          </table:table-cell>
          <table:table-cell table:number-columns-repeated="1019"/>
        </table:table-row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10" office:value-type="string" calcext:value-type="string">
            <text:p>Spring Data REST Tutorial | Crash Course ✅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48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M3aAcOgeyuQ&amp;list=PLGRDMO4rOGcNMEBEzfUHnrEWp9mjOtRyN&amp;index=17" xlink:type="simple">link</text:a></text:p>
          </table:table-cell>
          <table:table-cell table:number-columns-repeated="1019"/>
        </table:table-row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10" office:value-type="string" calcext:value-type="string">
            <text:p>Java 8 Stream API Tutorial | Examples | Crash Course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54’</text:p>
          </table:table-cell>
          <table:table-cell table:style-name="ce10" office:value-type="string" calcext:value-type="string">
            <text:p>OK</text:p>
          </table:table-cell>
          <table:table-cell table:style-name="ce11" office:value-type="string" calcext:value-type="string">
            <text:p><text:a xlink:href="https://www.youtube.com/watch?v=8yyHwQtnOj4&amp;list=PLGRDMO4rOGcNMEBEzfUHnrEWp9mjOtRyN&amp;index=19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Quick Recap of My 14+ Free Courses on My YouTube Channel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4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T9dvr60ZMow&amp;list=PLGRDMO4rOGcNMEBEzfUHnrEWp9mjOtRyN&amp;index=18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Dockerizing Spring Boot Application | Spring Boot Docker Tutorial | Docker Image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19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RVIbMuNs1aw&amp;list=PLGRDMO4rOGcMLpqU4WsGKdpHIIAPjF-Tx&amp;index=1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JDBC Tutorial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16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PgplpMgG0_RFB23TrURhR0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Spring Security Tutorial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4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Nmd7-Pm37jOWfjC7ZjhU2V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Spring Boot Testing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4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NHvzGvSmN4qoV_az4rLdUS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Deployment Videos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12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P0icXsP4-zAOyM2DO7Y_DR" xlink:type="simple">link</text:a></text:p>
          </table:table-cell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1:56:30.107691915</meta:creation-date>
    <meta:generator>LibreOffice/6.4.7.2$Linux_X86_64 LibreOffice_project/40$Build-2</meta:generator>
    <dc:date>2022-02-24T13:45:02.687484482</dc:date>
    <meta:editing-duration>PT41M58S</meta:editing-duration>
    <meta:editing-cycles>9</meta:editing-cycles>
    <meta:document-statistic meta:table-count="1" meta:cell-count="140" meta:object-count="0"/>
  </office:meta>
</office:document-meta>
</file>